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d368" officeooo:paragraph-rsid="0007d368"/>
    </style:style>
    <style:style style:name="P2" style:family="paragraph" style:parent-style-name="Standard">
      <style:text-properties officeooo:rsid="0007d368" officeooo:paragraph-rsid="000af8ae"/>
    </style:style>
    <style:style style:name="P3" style:family="paragraph" style:parent-style-name="Standard">
      <style:text-properties officeooo:rsid="0007d368" officeooo:paragraph-rsid="000c8a73"/>
    </style:style>
    <style:style style:name="P4" style:family="paragraph" style:parent-style-name="Standard">
      <style:text-properties officeooo:rsid="0007d368" officeooo:paragraph-rsid="000f14a5"/>
    </style:style>
    <style:style style:name="P5" style:family="paragraph" style:parent-style-name="Standard">
      <style:text-properties officeooo:rsid="000af8ae" officeooo:paragraph-rsid="000f14a5"/>
    </style:style>
    <style:style style:name="P6" style:family="paragraph" style:parent-style-name="Standard">
      <style:text-properties officeooo:rsid="000ffaad" officeooo:paragraph-rsid="000ffaad"/>
    </style:style>
    <style:style style:name="P7" style:family="paragraph" style:parent-style-name="Standard">
      <style:text-properties officeooo:rsid="000ffaad" officeooo:paragraph-rsid="0015ee4b"/>
    </style:style>
    <style:style style:name="P8" style:family="paragraph" style:parent-style-name="Standard">
      <style:text-properties officeooo:rsid="00107b39" officeooo:paragraph-rsid="00107b39"/>
    </style:style>
    <style:style style:name="P9" style:family="paragraph" style:parent-style-name="Standard">
      <style:text-properties officeooo:rsid="00107b39" officeooo:paragraph-rsid="00116559"/>
    </style:style>
    <style:style style:name="P10" style:family="paragraph" style:parent-style-name="Standard">
      <style:text-properties officeooo:rsid="00107b39" officeooo:paragraph-rsid="0015ee4b"/>
    </style:style>
    <style:style style:name="P11" style:family="paragraph" style:parent-style-name="Standard">
      <style:text-properties officeooo:rsid="00107b39" officeooo:paragraph-rsid="00168c7c"/>
    </style:style>
    <style:style style:name="P12" style:family="paragraph" style:parent-style-name="Standard">
      <style:text-properties officeooo:rsid="00107b39" officeooo:paragraph-rsid="002f5861"/>
    </style:style>
    <style:style style:name="P13" style:family="paragraph" style:parent-style-name="Standard">
      <style:text-properties fo:font-weight="bold" officeooo:rsid="00107b39" officeooo:paragraph-rsid="001cbf2e" style:font-weight-asian="bold" style:font-weight-complex="bold"/>
    </style:style>
    <style:style style:name="P14" style:family="paragraph" style:parent-style-name="Standard">
      <style:text-properties fo:font-weight="bold" officeooo:rsid="001ced06" officeooo:paragraph-rsid="001ced06" style:font-weight-asian="bold" style:font-weight-complex="bold"/>
    </style:style>
    <style:style style:name="P15" style:family="paragraph" style:parent-style-name="Standard">
      <style:text-properties fo:font-weight="bold" officeooo:rsid="001e535a" officeooo:paragraph-rsid="001e535a" style:font-weight-asian="bold" style:font-weight-complex="bold"/>
    </style:style>
    <style:style style:name="P16" style:family="paragraph" style:parent-style-name="Standard">
      <style:text-properties officeooo:rsid="001ced06" officeooo:paragraph-rsid="002217fc"/>
    </style:style>
    <style:style style:name="P17" style:family="paragraph" style:parent-style-name="Standard">
      <style:text-properties officeooo:rsid="00260ee1" officeooo:paragraph-rsid="00260ee1"/>
    </style:style>
    <style:style style:name="P18" style:family="paragraph" style:parent-style-name="Standard">
      <style:text-properties officeooo:rsid="00260ee1" officeooo:paragraph-rsid="002788b3"/>
    </style:style>
    <style:style style:name="P19" style:family="paragraph" style:parent-style-name="Standard">
      <style:text-properties officeooo:rsid="0028457d" officeooo:paragraph-rsid="0028457d"/>
    </style:style>
    <style:style style:name="P20" style:family="paragraph" style:parent-style-name="Standard">
      <style:text-properties officeooo:rsid="0029c1fd" officeooo:paragraph-rsid="0029c1fd"/>
    </style:style>
    <style:style style:name="P21" style:family="paragraph" style:parent-style-name="Standard">
      <style:text-properties fo:font-weight="normal" officeooo:rsid="000f14a5" officeooo:paragraph-rsid="000f14a5" style:font-weight-asian="normal" style:font-weight-complex="normal"/>
    </style:style>
    <style:style style:name="P22" style:family="paragraph" style:parent-style-name="Standard">
      <style:text-properties fo:font-weight="normal" officeooo:rsid="000f39a5" officeooo:paragraph-rsid="000f14a5" style:font-weight-asian="normal" style:font-weight-complex="normal"/>
    </style:style>
    <style:style style:name="P23" style:family="paragraph" style:parent-style-name="Standard">
      <style:text-properties fo:font-weight="normal" officeooo:rsid="000ffaad" officeooo:paragraph-rsid="000ffaad" style:font-weight-asian="normal" style:font-weight-complex="normal"/>
    </style:style>
    <style:style style:name="P24" style:family="paragraph" style:parent-style-name="Standard">
      <style:text-properties fo:font-weight="normal" officeooo:rsid="00116637" officeooo:paragraph-rsid="00116559" style:font-weight-asian="normal" style:font-weight-complex="normal"/>
    </style:style>
    <style:style style:name="P25" style:family="paragraph" style:parent-style-name="Standard">
      <style:text-properties fo:font-weight="normal" officeooo:rsid="0013ace1" officeooo:paragraph-rsid="000ffaad" style:font-weight-asian="normal" style:font-weight-complex="normal"/>
    </style:style>
    <style:style style:name="P26" style:family="paragraph" style:parent-style-name="Standard">
      <style:text-properties fo:font-weight="normal" officeooo:rsid="001534c4" officeooo:paragraph-rsid="0015ee4b" style:font-weight-asian="normal" style:font-weight-complex="normal"/>
    </style:style>
    <style:style style:name="P27" style:family="paragraph" style:parent-style-name="Standard">
      <style:text-properties fo:font-weight="normal" officeooo:rsid="001472b5" officeooo:paragraph-rsid="00116559" style:font-weight-asian="normal" style:font-weight-complex="normal"/>
    </style:style>
    <style:style style:name="P28" style:family="paragraph" style:parent-style-name="Standard">
      <style:text-properties fo:font-weight="normal" officeooo:rsid="00151173" officeooo:paragraph-rsid="00107b39" style:font-weight-asian="normal" style:font-weight-complex="normal"/>
    </style:style>
    <style:style style:name="P29" style:family="paragraph" style:parent-style-name="Standard">
      <style:text-properties fo:font-weight="normal" officeooo:rsid="0019276e" officeooo:paragraph-rsid="00116559" style:font-weight-asian="normal" style:font-weight-complex="normal"/>
    </style:style>
    <style:style style:name="P30" style:family="paragraph" style:parent-style-name="Standard">
      <style:text-properties fo:font-weight="normal" officeooo:rsid="00116559" officeooo:paragraph-rsid="00116559" style:font-weight-asian="normal" style:font-weight-complex="normal"/>
    </style:style>
    <style:style style:name="P31" style:family="paragraph" style:parent-style-name="Standard">
      <style:text-properties fo:font-weight="normal" officeooo:rsid="001cbf2e" officeooo:paragraph-rsid="001cbf2e" style:font-weight-asian="normal" style:font-weight-complex="normal"/>
    </style:style>
    <style:style style:name="P32" style:family="paragraph" style:parent-style-name="Standard">
      <style:text-properties fo:font-weight="normal" officeooo:rsid="001ced06" officeooo:paragraph-rsid="001ced06" style:font-weight-asian="normal" style:font-weight-complex="normal"/>
    </style:style>
    <style:style style:name="P33" style:family="paragraph" style:parent-style-name="Standard">
      <style:text-properties fo:font-weight="normal" officeooo:rsid="001f622c" officeooo:paragraph-rsid="002217fc" style:font-weight-asian="normal" style:font-weight-complex="normal"/>
    </style:style>
    <style:style style:name="P34" style:family="paragraph" style:parent-style-name="Standard">
      <style:text-properties fo:font-weight="normal" officeooo:rsid="002217fc" officeooo:paragraph-rsid="00260ee1" style:font-weight-asian="normal" style:font-weight-complex="normal"/>
    </style:style>
    <style:style style:name="P35" style:family="paragraph" style:parent-style-name="Standard">
      <style:text-properties fo:font-weight="normal" officeooo:rsid="00260ee1" officeooo:paragraph-rsid="00260ee1" style:font-weight-asian="normal" style:font-weight-complex="normal"/>
    </style:style>
    <style:style style:name="P36" style:family="paragraph" style:parent-style-name="Standard">
      <style:text-properties fo:font-weight="normal" officeooo:rsid="00260ee1" officeooo:paragraph-rsid="002788b3" style:font-weight-asian="normal" style:font-weight-complex="normal"/>
    </style:style>
    <style:style style:name="P37" style:family="paragraph" style:parent-style-name="Standard">
      <style:text-properties fo:font-weight="normal" officeooo:rsid="0028457d" officeooo:paragraph-rsid="0028457d" style:font-weight-asian="normal" style:font-weight-complex="normal"/>
    </style:style>
    <style:style style:name="P38" style:family="paragraph" style:parent-style-name="Standard">
      <style:text-properties fo:font-weight="normal" officeooo:rsid="0029c1fd" officeooo:paragraph-rsid="0029c1fd" style:font-weight-asian="normal" style:font-weight-complex="normal"/>
    </style:style>
    <style:style style:name="P39" style:family="paragraph" style:parent-style-name="Standard">
      <style:text-properties fo:font-weight="normal" officeooo:rsid="00378271" officeooo:paragraph-rsid="00378271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33f6f2" officeooo:paragraph-rsid="0033f6f2" style:font-size-asian="16pt" style:font-weight-asian="bold" style:font-size-complex="16pt" style:font-weight-complex="bold"/>
    </style:style>
    <style:style style:name="P41" style:family="paragraph" style:parent-style-name="Standard">
      <style:text-properties officeooo:rsid="0019276e" officeooo:paragraph-rsid="00340bfa"/>
    </style:style>
    <style:style style:name="P42" style:family="paragraph" style:parent-style-name="Standard">
      <style:text-properties officeooo:rsid="0020d1c9" officeooo:paragraph-rsid="00260ee1"/>
    </style:style>
    <style:style style:name="P43" style:family="paragraph" style:parent-style-name="Standard">
      <style:text-properties officeooo:rsid="00378271" officeooo:paragraph-rsid="00378271"/>
    </style:style>
    <style:style style:name="P44" style:family="paragraph" style:parent-style-name="Standard" style:list-style-name="L1">
      <style:text-properties officeooo:rsid="0007d368" officeooo:paragraph-rsid="00168c7c"/>
    </style:style>
    <style:style style:name="P45" style:family="paragraph" style:parent-style-name="Standard" style:list-style-name="L1">
      <style:text-properties officeooo:rsid="0007d368" officeooo:paragraph-rsid="0018589c"/>
    </style:style>
    <style:style style:name="P46" style:family="paragraph" style:parent-style-name="Standard" style:list-style-name="L2">
      <style:text-properties officeooo:rsid="0007d368" officeooo:paragraph-rsid="000d4cf9"/>
    </style:style>
    <style:style style:name="P47" style:family="paragraph" style:parent-style-name="Standard" style:list-style-name="L3">
      <style:text-properties fo:font-weight="bold" officeooo:rsid="00107b39" officeooo:paragraph-rsid="002217fc" style:font-weight-asian="bold" style:font-weight-complex="bold"/>
    </style:style>
    <style:style style:name="P48" style:family="paragraph" style:parent-style-name="Standard" style:list-style-name="L3">
      <style:text-properties fo:font-weight="bold" officeooo:rsid="00107b39" officeooo:paragraph-rsid="001cbf2e" style:font-weight-asian="bold" style:font-weight-complex="bold"/>
    </style:style>
    <style:style style:name="P49" style:family="paragraph" style:parent-style-name="Standard" style:list-style-name="L3">
      <style:text-properties fo:font-weight="bold" officeooo:rsid="001cbf2e" officeooo:paragraph-rsid="001cbf2e" style:font-weight-asian="bold" style:font-weight-complex="bold"/>
    </style:style>
    <style:style style:name="P50" style:family="paragraph" style:parent-style-name="Standard" style:list-style-name="L4">
      <style:text-properties fo:font-weight="normal" officeooo:rsid="0020d1c9" officeooo:paragraph-rsid="0020d1c9" style:font-weight-asian="normal" style:font-weight-complex="normal"/>
    </style:style>
    <style:style style:name="P51" style:family="paragraph" style:parent-style-name="Standard" style:list-style-name="L7">
      <style:text-properties fo:font-weight="normal" officeooo:rsid="0020d1c9" officeooo:paragraph-rsid="0020d1c9" style:font-weight-asian="normal" style:font-weight-complex="normal"/>
    </style:style>
    <style:style style:name="P52" style:family="paragraph" style:parent-style-name="Standard" style:list-style-name="L7">
      <style:text-properties officeooo:rsid="001f622c" officeooo:paragraph-rsid="0020d1c9"/>
    </style:style>
    <style:style style:name="P53" style:family="paragraph" style:parent-style-name="Standard" style:list-style-name="L5">
      <style:text-properties fo:font-style="italic" style:text-underline-style="solid" style:text-underline-width="auto" style:text-underline-color="font-color" fo:font-weight="normal" officeooo:rsid="00378271" officeooo:paragraph-rsid="00378271" style:font-style-asian="italic" style:font-weight-asian="normal" style:font-style-complex="italic" style:font-weight-complex="normal"/>
    </style:style>
    <style:style style:name="P54" style:family="paragraph" style:parent-style-name="Standard" style:list-style-name="L5">
      <style:text-properties fo:font-style="italic" style:text-underline-style="solid" style:text-underline-width="auto" style:text-underline-color="font-color" fo:font-weight="normal" officeooo:rsid="0038bf0b" officeooo:paragraph-rsid="0038bf0b" style:font-style-asian="italic" style:font-weight-asian="normal" style:font-style-complex="italic" style:font-weight-complex="normal"/>
    </style:style>
    <style:style style:name="P55" style:family="paragraph" style:parent-style-name="Standard" style:list-style-name="L5">
      <style:text-properties fo:font-style="italic" style:text-underline-style="solid" style:text-underline-width="auto" style:text-underline-color="font-color" fo:font-weight="normal" officeooo:rsid="0039bdc2" officeooo:paragraph-rsid="0039bdc2" style:font-style-asian="italic" style:font-weight-asian="normal" style:font-style-complex="italic" style:font-weight-complex="normal"/>
    </style:style>
    <style:style style:name="P56" style:family="paragraph" style:parent-style-name="Standard" style:list-style-name="L6">
      <style:text-properties fo:font-style="italic" style:text-underline-style="none" fo:font-weight="normal" officeooo:rsid="0028457d" officeooo:paragraph-rsid="0028457d" style:font-style-asian="italic" style:font-weight-asian="normal" style:font-style-complex="italic" style:font-weight-complex="normal"/>
    </style:style>
    <style:style style:name="T1" style:family="text">
      <style:text-properties officeooo:rsid="000963c6"/>
    </style:style>
    <style:style style:name="T2" style:family="text">
      <style:text-properties officeooo:rsid="000ab164"/>
    </style:style>
    <style:style style:name="T3" style:family="text">
      <style:text-properties officeooo:rsid="000af8a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63c6" style:font-weight-asian="bold" style:font-weight-complex="bold"/>
    </style:style>
    <style:style style:name="T6" style:family="text">
      <style:text-properties fo:font-weight="bold" officeooo:rsid="000d4cf9" style:font-weight-asian="bold" style:font-weight-complex="bold"/>
    </style:style>
    <style:style style:name="T7" style:family="text">
      <style:text-properties fo:font-weight="bold" officeooo:rsid="000f14a5" style:font-weight-asian="bold" style:font-weight-complex="bold"/>
    </style:style>
    <style:style style:name="T8" style:family="text">
      <style:text-properties fo:font-weight="bold" officeooo:rsid="001534c4" style:font-weight-asian="bold" style:font-weight-complex="bold"/>
    </style:style>
    <style:style style:name="T9" style:family="text">
      <style:text-properties fo:font-weight="bold" officeooo:rsid="000f39a5" style:font-weight-asian="bold" style:font-weight-complex="bold"/>
    </style:style>
    <style:style style:name="T10" style:family="text">
      <style:text-properties fo:font-weight="bold" officeooo:rsid="002217fc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963c6" style:font-style-asian="italic" style:font-style-complex="italic"/>
    </style:style>
    <style:style style:name="T13" style:family="text">
      <style:text-properties fo:font-style="italic" officeooo:rsid="000af8ae" style:font-style-asian="italic" style:font-style-complex="italic"/>
    </style:style>
    <style:style style:name="T14" style:family="text">
      <style:text-properties fo:font-style="italic" officeooo:rsid="000ab164" style:font-style-asian="italic" style:font-style-complex="italic"/>
    </style:style>
    <style:style style:name="T15" style:family="text">
      <style:text-properties fo:font-style="italic" officeooo:rsid="000d4cf9" style:font-style-asian="italic" style:font-style-complex="italic"/>
    </style:style>
    <style:style style:name="T16" style:family="text">
      <style:text-properties fo:font-style="italic" officeooo:rsid="0013ace1" style:font-style-asian="italic" style:font-style-complex="italic"/>
    </style:style>
    <style:style style:name="T17" style:family="text">
      <style:text-properties fo:font-style="italic" officeooo:rsid="00168c7c" style:font-style-asian="italic" style:font-style-complex="italic"/>
    </style:style>
    <style:style style:name="T18" style:family="text">
      <style:text-properties fo:font-style="italic" officeooo:rsid="0018589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f14a5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217fc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8cfd9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b436b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a7d0f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00963c6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normal" officeooo:rsid="000f39a5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solid" style:text-underline-width="auto" style:text-underline-color="font-color" fo:font-weight="normal" officeooo:rsid="000ffaad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solid" style:text-underline-width="auto" style:text-underline-color="font-color" fo:font-weight="normal" officeooo:rsid="00151173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solid" style:text-underline-width="auto" style:text-underline-color="font-color" fo:font-weight="normal" officeooo:rsid="0015ee4b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solid" style:text-underline-width="auto" style:text-underline-color="font-color" fo:font-weight="normal" officeooo:rsid="001534c4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fo:font-weight="normal" officeooo:rsid="00168c7c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fo:font-weight="normal" officeooo:rsid="0020d1c9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solid" style:text-underline-width="auto" style:text-underline-color="font-color" fo:font-weight="normal" officeooo:rsid="001b4ee2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solid" style:text-underline-width="auto" style:text-underline-color="font-color" fo:font-weight="normal" officeooo:rsid="001cbf2e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0963c6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0af8ae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0d4cf9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0ab164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officeooo:rsid="00168c7c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18589c" style:font-style-asian="italic" style:font-style-complex="italic"/>
    </style:style>
    <style:style style:name="T43" style:family="text">
      <style:text-properties fo:font-style="italic" style:text-underline-style="none" officeooo:rsid="00168c7c" style:font-style-asian="italic" style:font-style-complex="italic"/>
    </style:style>
    <style:style style:name="T44" style:family="text">
      <style:text-properties fo:font-style="italic" style:text-underline-style="none" officeooo:rsid="000ab164" style:font-style-asian="italic" style:font-style-complex="italic"/>
    </style:style>
    <style:style style:name="T4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normal" officeooo:rsid="00168c7c" style:font-style-asian="normal" style:font-style-complex="normal"/>
    </style:style>
    <style:style style:name="T47" style:family="text">
      <style:text-properties fo:font-style="normal" officeooo:rsid="0018589c" style:font-style-asian="normal" style:font-style-complex="normal"/>
    </style:style>
    <style:style style:name="T48" style:family="text">
      <style:text-properties fo:font-style="normal" fo:font-weight="bold" officeooo:rsid="000963c6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963c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e535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a3cd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a7d0f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0ffaad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116637" style:font-style-asian="normal" style:font-weight-asian="normal" style:font-style-complex="normal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0f14a5" style:font-weight-asian="normal" style:font-weight-complex="normal"/>
    </style:style>
    <style:style style:name="T59" style:family="text">
      <style:text-properties fo:font-weight="normal" officeooo:rsid="000f39a5" style:font-weight-asian="normal" style:font-weight-complex="normal"/>
    </style:style>
    <style:style style:name="T60" style:family="text">
      <style:text-properties fo:font-weight="normal" officeooo:rsid="000ffaad" style:font-weight-asian="normal" style:font-weight-complex="normal"/>
    </style:style>
    <style:style style:name="T61" style:family="text">
      <style:text-properties fo:font-weight="normal" officeooo:rsid="00107b39" style:font-weight-asian="normal" style:font-weight-complex="normal"/>
    </style:style>
    <style:style style:name="T62" style:family="text">
      <style:text-properties fo:font-weight="normal" officeooo:rsid="00116559" style:font-weight-asian="normal" style:font-weight-complex="normal"/>
    </style:style>
    <style:style style:name="T63" style:family="text">
      <style:text-properties fo:font-weight="normal" officeooo:rsid="00116637" style:font-weight-asian="normal" style:font-weight-complex="normal"/>
    </style:style>
    <style:style style:name="T64" style:family="text">
      <style:text-properties fo:font-weight="normal" officeooo:rsid="001217b9" style:font-weight-asian="normal" style:font-weight-complex="normal"/>
    </style:style>
    <style:style style:name="T65" style:family="text">
      <style:text-properties fo:font-weight="normal" officeooo:rsid="0013ace1" style:font-weight-asian="normal" style:font-weight-complex="normal"/>
    </style:style>
    <style:style style:name="T66" style:family="text">
      <style:text-properties fo:font-weight="normal" officeooo:rsid="001472b5" style:font-weight-asian="normal" style:font-weight-complex="normal"/>
    </style:style>
    <style:style style:name="T67" style:family="text">
      <style:text-properties fo:font-weight="normal" officeooo:rsid="00151173" style:font-weight-asian="normal" style:font-weight-complex="normal"/>
    </style:style>
    <style:style style:name="T68" style:family="text">
      <style:text-properties fo:font-weight="normal" officeooo:rsid="001534c4" style:font-weight-asian="normal" style:font-weight-complex="normal"/>
    </style:style>
    <style:style style:name="T69" style:family="text">
      <style:text-properties fo:font-weight="normal" officeooo:rsid="0015ee4b" style:font-weight-asian="normal" style:font-weight-complex="normal"/>
    </style:style>
    <style:style style:name="T70" style:family="text">
      <style:text-properties fo:font-weight="normal" officeooo:rsid="00168c7c" style:font-weight-asian="normal" style:font-weight-complex="normal"/>
    </style:style>
    <style:style style:name="T71" style:family="text">
      <style:text-properties fo:font-weight="normal" officeooo:rsid="0018cfd9" style:font-weight-asian="normal" style:font-weight-complex="normal"/>
    </style:style>
    <style:style style:name="T72" style:family="text">
      <style:text-properties fo:font-weight="normal" officeooo:rsid="0019276e" style:font-weight-asian="normal" style:font-weight-complex="normal"/>
    </style:style>
    <style:style style:name="T73" style:family="text">
      <style:text-properties fo:font-weight="normal" officeooo:rsid="001aa290" style:font-weight-asian="normal" style:font-weight-complex="normal"/>
    </style:style>
    <style:style style:name="T74" style:family="text">
      <style:text-properties fo:font-weight="normal" officeooo:rsid="001b436b" style:font-weight-asian="normal" style:font-weight-complex="normal"/>
    </style:style>
    <style:style style:name="T75" style:family="text">
      <style:text-properties fo:font-weight="normal" officeooo:rsid="001b4ee2" style:font-weight-asian="normal" style:font-weight-complex="normal"/>
    </style:style>
    <style:style style:name="T76" style:family="text">
      <style:text-properties fo:font-weight="normal" officeooo:rsid="001c31fd" style:font-weight-asian="normal" style:font-weight-complex="normal"/>
    </style:style>
    <style:style style:name="T77" style:family="text">
      <style:text-properties fo:font-weight="normal" officeooo:rsid="001cbf2e" style:font-weight-asian="normal" style:font-weight-complex="normal"/>
    </style:style>
    <style:style style:name="T78" style:family="text">
      <style:text-properties fo:font-weight="normal" officeooo:rsid="001ced06" style:font-weight-asian="normal" style:font-weight-complex="normal"/>
    </style:style>
    <style:style style:name="T79" style:family="text">
      <style:text-properties fo:font-weight="normal" officeooo:rsid="001e535a" style:font-weight-asian="normal" style:font-weight-complex="normal"/>
    </style:style>
    <style:style style:name="T80" style:family="text">
      <style:text-properties fo:font-weight="normal" officeooo:rsid="001f53e0" style:font-weight-asian="normal" style:font-weight-complex="normal"/>
    </style:style>
    <style:style style:name="T81" style:family="text">
      <style:text-properties fo:font-weight="normal" officeooo:rsid="001f622c" style:font-weight-asian="normal" style:font-weight-complex="normal"/>
    </style:style>
    <style:style style:name="T82" style:family="text">
      <style:text-properties fo:font-weight="normal" officeooo:rsid="00209845" style:font-weight-asian="normal" style:font-weight-complex="normal"/>
    </style:style>
    <style:style style:name="T83" style:family="text">
      <style:text-properties fo:font-weight="normal" officeooo:rsid="0020d1c9" style:font-weight-asian="normal" style:font-weight-complex="normal"/>
    </style:style>
    <style:style style:name="T84" style:family="text">
      <style:text-properties fo:font-weight="normal" officeooo:rsid="002217fc" style:font-weight-asian="normal" style:font-weight-complex="normal"/>
    </style:style>
    <style:style style:name="T85" style:family="text">
      <style:text-properties fo:font-weight="normal" officeooo:rsid="00260ee1" style:font-weight-asian="normal" style:font-weight-complex="normal"/>
    </style:style>
    <style:style style:name="T86" style:family="text">
      <style:text-properties fo:font-weight="normal" officeooo:rsid="002788b3" style:font-weight-asian="normal" style:font-weight-complex="normal"/>
    </style:style>
    <style:style style:name="T87" style:family="text">
      <style:text-properties fo:font-weight="normal" officeooo:rsid="0028457d" style:font-weight-asian="normal" style:font-weight-complex="normal"/>
    </style:style>
    <style:style style:name="T88" style:family="text">
      <style:text-properties fo:font-weight="normal" officeooo:rsid="002f5861" style:font-weight-asian="normal" style:font-weight-complex="normal"/>
    </style:style>
    <style:style style:name="T89" style:family="text">
      <style:text-properties fo:font-weight="normal" officeooo:rsid="00340bfa" style:font-weight-asian="normal" style:font-weight-complex="normal"/>
    </style:style>
    <style:style style:name="T90" style:family="text">
      <style:text-properties fo:font-weight="normal" officeooo:rsid="003759f6" style:font-weight-asian="normal" style:font-weight-complex="normal"/>
    </style:style>
    <style:style style:name="T91" style:family="text">
      <style:text-properties fo:font-weight="normal" officeooo:rsid="00378271" style:font-weight-asian="normal" style:font-weight-complex="normal"/>
    </style:style>
    <style:style style:name="T92" style:family="text">
      <style:text-properties fo:font-weight="normal" officeooo:rsid="003a7d0f" style:font-weight-asian="normal" style:font-weight-complex="normal"/>
    </style:style>
    <style:style style:name="T93" style:family="text">
      <style:text-properties fo:font-weight="normal" officeooo:rsid="003ac002" style:font-weight-asian="normal" style:font-weight-complex="normal"/>
    </style:style>
    <style:style style:name="T94" style:family="text">
      <style:text-properties officeooo:rsid="000c8a73"/>
    </style:style>
    <style:style style:name="T95" style:family="text">
      <style:text-properties officeooo:rsid="001c31fd"/>
    </style:style>
    <style:style style:name="T96" style:family="text">
      <style:text-properties officeooo:rsid="001cbf2e"/>
    </style:style>
    <style:style style:name="T97" style:family="text">
      <style:text-properties officeooo:rsid="001ced06"/>
    </style:style>
    <style:style style:name="T98" style:family="text">
      <style:text-properties officeooo:rsid="003a7d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озг-компьютерная аналогия</text:p>
      <text:p text:style-name="P1"/>
      <text:p text:style-name="P2"><text:span text:style-name="T11">Головной мозг</text:span><text:span text:style-name="T15"> (мозг)</text:span><text:span text:style-name="T11"> является вычислительным устройством подобным компьютеру.</text:span> Он отличается от компьютера по многим количественным и качественным характеристикам, но в целом также как и компьютер, <text:span text:style-name="T94">головной мозг </text:span>представляет из себя <text:span text:style-name="T36">универсальную вычислительную машину</text:span>, способную производить любые абстрактные вычисления. </text:p>
      <text:p text:style-name="P2"/>
      <text:p text:style-name="P2"><text:span text:style-name="T4">Головной мозг</text:span> «подключен» к <text:span text:style-name="T25">телу</text:span> посредством:</text:p>
      <text:list xml:id="list3801124657" text:style-name="L1">
        <text:list-item>
          <text:p text:style-name="P44"><text:span text:style-name="T40">информационн</text:span><text:span text:style-name="T41">ого </text:span><text:span text:style-name="T40">интерфейс</text:span><text:span text:style-name="T41">а</text:span><text:span text:style-name="T14"> — </text:span><text:span text:style-name="T12">проводящих путей </text:span><text:span text:style-name="T11">спинного мозга </text:span><text:span text:style-name="T46">(для «быстро</text:span><text:span text:style-name="T47">й</text:span><text:span text:style-name="T46">» </text:span><text:span text:style-name="T47">регуляции тела </text:span><text:span text:style-name="T46">и использовани</text:span><text:span text:style-name="T47">я</text:span><text:span text:style-name="T46"> его возможностей)</text:span><text:span text:style-name="T2">, </text:span></text:p>
        </text:list-item>
        <text:list-item>
          <text:p text:style-name="P45"><text:span text:style-name="T40">нейрохимическ</text:span><text:span text:style-name="T41">ого </text:span><text:span text:style-name="T40"><text:s/>интерфейс</text:span><text:span text:style-name="T41">а</text:span><text:span text:style-name="T17"> </text:span><text:span text:style-name="T14">— нейроглии</text:span><text:span text:style-name="T2"> и </text:span><text:span text:style-name="T14">микрокаппиляров</text:span><text:span text:style-name="T16"> </text:span><text:span text:style-name="T18">ГЭБ </text:span><text:span text:style-name="T2">(для «медленной» регуляции тела и обеспечения органических потребностей мозга),</text:span></text:p>
        </text:list-item>
        <text:list-item>
          <text:p text:style-name="P44"><text:span text:style-name="T38">физическ</text:span><text:span text:style-name="T42">ого</text:span><text:span text:style-name="T38"> интерфейс</text:span><text:span text:style-name="T41">а</text:span><text:span text:style-name="T43"> </text:span><text:span text:style-name="T44">—</text:span><text:span text:style-name="T13"> ликвора </text:span><text:span text:style-name="T3">(для поддержания постоянства параметров среды мозга)</text:span>. </text:p>
        </text:list-item>
      </text:list>
      <text:p text:style-name="P2"/>
      <text:p text:style-name="P3"><text:span text:style-name="T5">Спинной мозг</text:span><text:span text:style-name="T1"> предоставляет:</text:span></text:p>
      <text:list xml:id="list1291951353" text:style-name="L2">
        <text:list-item>
          <text:p text:style-name="P46"><text:span text:style-name="T37">информационный <text:s/>интерфейс</text:span><text:span text:style-name="T1"> взаимодействия тела и мозга через восходящие и нисходящие проводящие пути спинного мозга, </text:span></text:p>
        </text:list-item>
        <text:list-item>
          <text:p text:style-name="P46"><text:span text:style-name="T37">базовые функции управления </text:span><text:span text:style-name="T39">телом </text:span><text:span text:style-name="T37">(рефлексы)</text:span></text:p>
        </text:list-item>
      </text:list>
      <text:p text:style-name="P2"/>
      <text:p text:style-name="P2"><text:span text:style-name="T48">Тело</text:span><text:span text:style-name="T12"> </text:span><text:span text:style-name="T50">для головного мозга выступает в качестве </text:span><text:span text:style-name="T37">переферийного </text:span><text:span text:style-name="T38">(внешнего)</text:span><text:span text:style-name="T37"> устройства</text:span><text:span text:style-name="T1">, которое обеспечивает органические и другие потребности мозга, а также возможность взаимодействия мозга с внешней физической средой. Говоря иными словами тело аналогично роботу, которым управляет компьютер (головной мозг). </text:span></text:p>
      <text:p text:style-name="P2"/>
      <text:p text:style-name="P4"><text:span text:style-name="T12">Тело состоит из множества устройств — </text:span><text:span text:style-name="T26">внутренних органов и систем тела</text:span><text:span text:style-name="T1">, которые обеспечивают возможность его физического существования во внешней среде, а также возможность к его самовоспроизведению (самокопированию), а также возможность к его передвижению и возможность взаимодействия с внешней средой и её элементами (в том числе и другими телами).</text:span></text:p>
      <text:p text:style-name="P2"/>
      <text:p text:style-name="P5"><text:span text:style-name="T11">Внутренние органы и системы тела</text:span> подключены к <text:span text:style-name="T6">переферийной нервной системе, </text:span><text:span text:style-name="T58">несущими базовые функции управления внутренними органами и системами тела. <text:s/></text:span></text:p>
      <text:p text:style-name="P21"/>
      <text:p text:style-name="P5"><text:span text:style-name="T20">Переферийная нервная система</text:span><text:span text:style-name="T58"> подобна </text:span><text:span text:style-name="T59">совокупности всех </text:span><text:span text:style-name="T27">датчиков, управляющих элементов </text:span><text:span text:style-name="T28">и драйверных схем</text:span><text:span text:style-name="T59"> </text:span><text:span text:style-name="T60">встроенных в переферийное устройство (тело)</text:span><text:span text:style-name="T58">, тогда как </text:span><text:span text:style-name="T7">спинной мозг</text:span><text:span text:style-name="T58"> подобен</text:span><text:span text:style-name="T60"> </text:span><text:span text:style-name="T27">контроллер</text:span><text:span text:style-name="T28">у</text:span><text:span text:style-name="T55"> тела </text:span><text:span text:style-name="T56">как переферийного устройства</text:span><text:span text:style-name="T59">.</text:span></text:p>
      <text:p text:style-name="P22"/>
      <text:p text:style-name="P6"><text:span text:style-name="T9">Г</text:span><text:span text:style-name="T4">оловной мозг</text:span><text:span text:style-name="T57"> в свою очередь состоит из </text:span><text:span text:style-name="T25">множества функционально специализированных блоков</text:span><text:span text:style-name="T57"> </text:span><text:span text:style-name="T61">среди которых можно выделить следующие</text:span><text:span text:style-name="T57">:</text:span></text:p>
      <text:p text:style-name="P23"/>
      <text:p text:style-name="P8"><text:span text:style-name="T4">Продолговатый мозг</text:span><text:span text:style-name="T57"> — </text:span><text:span text:style-name="T62">содержащий ретикулярную активирующу систему мозга</text:span><text:span text:style-name="T63">, которая представляет собой основную схему управления электропитанием мозга</text:span></text:p>
      <text:p text:style-name="P24"/>
      <text:p text:style-name="P11"><text:span text:style-name="T4">Средний мозг</text:span><text:span text:style-name="T57"> —</text:span><text:span text:style-name="T64"> содержащий чёрную субстанцию — дополнительную схему управления электропитанием мозга, являющуюся </text:span><text:span text:style-name="T65">основой </text:span><text:span text:style-name="T64">системы поощрения мозга, </text:span><text:span text:style-name="T65">обеспечивающей процесс </text:span><text:span text:style-name="T69">индивидуального развития</text:span><text:span text:style-name="T64">. </text:span><text:span text:style-name="T69">Средний мозг также содержит </text:span><text:span text:style-name="T70">четырёххолмие — </text:span><text:span text:style-name="T69">центр </text:span><text:span text:style-name="T32">ориентировочно-исследовательской (поисковой)</text:span><text:span text:style-name="T70"> программы поведения связанной с потребностью мозга в информации.</text:span></text:p>
      <text:p text:style-name="P25"/>
      <text:p text:style-name="P10"><text:span text:style-name="T4">Гипоталамус</text:span><text:span text:style-name="T57"> — </text:span><text:span text:style-name="T65">главный нейрогуморальный биокомпьютер мозга, выполняющий функции регуляции </text:span><text:span text:style-name="T66">гомеостаза </text:span><text:span text:style-name="T65">тела через </text:span><text:span text:style-name="T66">устройство гипофиза и</text:span><text:span text:style-name="T65"> нейрохимический интерфейс мозга</text:span><text:span text:style-name="T66">. </text:span><text:soft-page-break/><text:span text:style-name="T69">В</text:span><text:span text:style-name="T66"> него вхо</text:span><text:span text:style-name="T69">д</text:span><text:span text:style-name="T66">ит супрахиазменное ядро, которое регулирует активность цикла сон-бодрствование</text:span><text:span text:style-name="T67"> </text:span><text:span text:style-name="T66">за счёт управления выработкой </text:span><text:span text:style-name="T67">эпифизом </text:span><text:span text:style-name="T69">(внутренней эндокринной железой мозга)</text:span><text:span text:style-name="T67"> </text:span><text:span text:style-name="T69">молекулы мелатонина </text:span><text:span text:style-name="T66">— основной молекулы включающей механизмы восстановления и отдыха тела и мозга на клеточном уровне. </text:span><text:span text:style-name="T69">В </text:span><text:span text:style-name="T68">гипоталамусе </text:span><text:span text:style-name="T69">расположены центры 4 базовых (инстинктивных) </text:span><text:span text:style-name="T68">программ поведения </text:span><text:span text:style-name="T69">связанных с </text:span><text:span text:style-name="T29">пищев</text:span><text:span text:style-name="T30">ой</text:span><text:span text:style-name="T67">, </text:span><text:span text:style-name="T29">оборонительн</text:span><text:span text:style-name="T30">ой</text:span><text:span text:style-name="T67">, </text:span><text:span text:style-name="T29">полов</text:span><text:span text:style-name="T30">ой</text:span><text:span text:style-name="T69"> и</text:span><text:span text:style-name="T67"> </text:span><text:span text:style-name="T31">родительск</text:span><text:span text:style-name="T30">ой</text:span><text:span text:style-name="T69"> потребностью</text:span><text:span text:style-name="T68">.</text:span></text:p>
      <text:p text:style-name="P26"/>
      <text:p text:style-name="P7"><text:span text:style-name="T8">Таламус</text:span><text:span text:style-name="T68"> — </text:span><text:span text:style-name="T65">главная переключательная станция мозга и древний зрительный центр, обеспечивающий контроль над функцией внимания, </text:span><text:span text:style-name="T68">в нём находятся схемы оценивающие релевантность </text:span><text:span text:style-name="T69">(значимость)</text:span><text:span text:style-name="T68"> сигналов поступающих с органов чувств </text:span><text:span text:style-name="T69">с точки зрения соответствия </text:span><text:span text:style-name="T70">удовлетворения текущим</text:span><text:span text:style-name="T71"> </text:span><text:span text:style-name="T70">потребностям мозга, </text:span><text:span text:style-name="T71">включая </text:span><text:span text:style-name="T22">пищевую</text:span><text:span text:style-name="T71">, </text:span><text:span text:style-name="T22">оборонительную</text:span><text:span text:style-name="T71">, </text:span><text:span text:style-name="T22">половую</text:span><text:span text:style-name="T71">, </text:span><text:span text:style-name="T22">родительскую</text:span><text:span text:style-name="T71"> и </text:span><text:span text:style-name="T22">поисковую</text:span><text:span text:style-name="T71"> потребности</text:span><text:span text:style-name="T70">.</text:span></text:p>
      <text:p text:style-name="P27"/>
      <text:p text:style-name="P12"><text:span text:style-name="T4">Гиппокамп</text:span><text:span text:style-name="T57"> </text:span><text:span text:style-name="T62">— </text:span><text:span text:style-name="T67">основное устройство записи, хранения и воспроизведения полученных с органов чувств и рецепторов информации, </text:span><text:span text:style-name="T71">в том числе пространственную геолокационную информацию (нейроны решётки)</text:span><text:span text:style-name="T67">. </text:span><text:span text:style-name="T88">Г</text:span><text:span text:style-name="T67">иппокамп </text:span><text:span text:style-name="T62">—</text:span><text:span text:style-name="T67"> «жёсткий диск» мозга, долговременное запоминающее устройство.</text:span><text:span text:style-name="T71"> Устройство гиппокампа дополняется структурой миндалин, которые определяют эмоциональную составляющую (связанную с удовлетворением или неудовлетворением потребно</text:span><text:span text:style-name="T86">с</text:span><text:span text:style-name="T71">тей) процессов записи, хранения и воспроизведения информации </text:span><text:span text:style-name="T79">(эмоциональная память событий)</text:span><text:span text:style-name="T71">.</text:span></text:p>
      <text:p text:style-name="P28"/>
      <text:p text:style-name="P9"><text:span text:style-name="T4">Мозжечёк</text:span><text:span text:style-name="T57"> — </text:span><text:span text:style-name="T72">отдельный функциональный блок управления движениями тела, выполняет функции локомоции, поддержания равновесия и ориентации тела в пространстве, также согласует управляющий сигнал приходящий с коры головного мозга с данными от спинного мозга (сознательная регуляция движений).</text:span></text:p>
      <text:p text:style-name="P29"/>
      <text:p text:style-name="P41"><text:span text:style-name="T4">Стриатум</text:span><text:span text:style-name="T57"> </text:span><text:span text:style-name="T61">— </text:span><text:span text:style-name="T57">отдельный блок предназначеннный </text:span><text:span text:style-name="T73">для программирования последовательностей двигательных </text:span><text:span text:style-name="T90">и речевых</text:span><text:span text:style-name="T73"> актов (</text:span><text:span text:style-name="T89">двигательное </text:span><text:span text:style-name="T90">и речевое </text:span><text:span text:style-name="T89">обучение).</text:span></text:p>
      <text:p text:style-name="P30"/>
      <text:p text:style-name="P13">Неокортекс <text:span text:style-name="T57">— </text:span><text:span text:style-name="T73">блок когнитивной </text:span><text:span text:style-name="T74">(сознательной)</text:span><text:span text:style-name="T73"> обработки информации. </text:span><text:span text:style-name="T74">Включает 1-ю и 2-ю сигнальные системы, а также соотвествующие им программы </text:span><text:span text:style-name="T77">обработки информации </text:span><text:span text:style-name="T74">—мышления </text:span><text:span text:style-name="T77">(</text:span><text:span text:style-name="T74">образного и абстрактного</text:span><text:span text:style-name="T77">)</text:span><text:span text:style-name="T74">, включая такие их разновидности как </text:span><text:span text:style-name="T23">наглядно-действенное</text:span><text:span text:style-name="T74">, </text:span><text:span text:style-name="T23">наглядно-образное</text:span><text:span text:style-name="T74">, </text:span><text:span text:style-name="T23">ассоциативное</text:span><text:span text:style-name="T74">, </text:span><text:span text:style-name="T23">логическое</text:span><text:span text:style-name="T74">, </text:span><text:span text:style-name="T23">диалектико-идеалистическое</text:span><text:span text:style-name="T74">, </text:span><text:span text:style-name="T23">диалектико-материалистическое</text:span><text:span text:style-name="T74">, а также </text:span><text:span text:style-name="T23">сценарное</text:span><text:span text:style-name="T74"> видение. </text:span><text:span text:style-name="T75">Является центром дополнительных программ пов</text:span><text:span text:style-name="T77">е</text:span><text:span text:style-name="T75">дения, включающих </text:span><text:span text:style-name="T34">социальную</text:span><text:span text:style-name="T75"> </text:span><text:span text:style-name="T76">и </text:span><text:span text:style-name="T34">научно-исследовательскую</text:span><text:span text:style-name="T75"> программы, </text:span><text:span text:style-name="T77">а также программу </text:span><text:span text:style-name="T35">саморазвития</text:span><text:span text:style-name="T75">. </text:span><text:span text:style-name="T77">Неокортекс </text:span><text:span text:style-name="T91">с</text:span><text:span text:style-name="T76">труктурно аналогичен материнской карте компьютера со встроенными в него блоками обработки различных типов информаци</text:span><text:span text:style-name="T79">и</text:span><text:span text:style-name="T76">:</text:span></text:p>
      <text:p text:style-name="P13"/>
      <text:list xml:id="list61258721" text:style-name="L3">
        <text:list-item>
          <text:p text:style-name="P47"><text:span text:style-name="T96">Затылочная кора</text:span><text:span text:style-name="T77"> — </text:span><text:span text:style-name="T76">визуальной</text:span></text:p>
        </text:list-item>
        <text:list-item>
          <text:p text:style-name="P47"><text:span text:style-name="T97">Височные доли</text:span><text:span text:style-name="T78"> </text:span><text:span text:style-name="T77">— </text:span><text:span text:style-name="T76">аудиальной</text:span></text:p>
        </text:list-item>
        <text:list-item>
          <text:p text:style-name="P48"><text:span text:style-name="T96">Моторная кора</text:span><text:span text:style-name="T77"> — </text:span><text:span text:style-name="T76">кинестетической</text:span></text:p>
        </text:list-item>
        <text:list-item>
          <text:p text:style-name="P48"><text:span text:style-name="T96">Лимбическая кора</text:span><text:span text:style-name="T77"> —</text:span><text:span text:style-name="T76"> эмоциональной</text:span></text:p>
        </text:list-item>
        <text:list-item>
          <text:p text:style-name="P49"><text:span text:style-name="T95">О</text:span>стровковая доля <text:span text:style-name="T57">— соматической</text:span></text:p>
        </text:list-item>
      </text:list>
      <text:p text:style-name="P31"/>
      <text:p text:style-name="P15"><text:span text:style-name="T57">Данные блоки являются носителями </text:span><text:span text:style-name="T25">модальной образной памяти</text:span><text:span text:style-name="T57">, которая позволяет осуществлять процесс </text:span><text:span text:style-name="T45">расспознавания образов (паттернов)</text:span><text:span text:style-name="T19"> в потоке чувственных данных</text:span><text:span text:style-name="T57">.</text:span></text:p>
      <text:p text:style-name="P31"/>
      <text:p text:style-name="P14">Теменная кора<text:span text:style-name="T57"> выполняет синтез разномодальной иформации во внутреннее </text:span><text:span text:style-name="T87">абстрактное</text:span><text:span text:style-name="T57"> представление (</text:span><text:span text:style-name="T79">абстрактная </text:span><text:span text:style-name="T57">ассоциативная память). </text:span><text:span text:style-name="T83">Теменная кора создаёт </text:span><text:span text:style-name="T33">когнитивную карту или модель реальности</text:span><text:span text:style-name="T83"> за счёт действия заложенных в неё программ мышления.</text:span></text:p>
      <text:p text:style-name="P32"/>
      <text:p text:style-name="P16"><text:soft-page-break/><text:span text:style-name="T4">Лобная кора</text:span><text:span text:style-name="T57"> несёт </text:span><text:span text:style-name="T92">алгоритм</text:span><text:span text:style-name="T57"> </text:span><text:span text:style-name="T25">когнитивного контроля</text:span><text:span text:style-name="T57"> над </text:span><text:span text:style-name="T54">всеми</text:span><text:span text:style-name="T49"> </text:span><text:span text:style-name="T53">программами </text:span><text:span text:style-name="T49">неокортекса</text:span><text:span text:style-name="T79">. Она учитывает информацию из лимбической системы (</text:span><text:span text:style-name="T85">включая </text:span><text:span text:style-name="T79">эмоциональную память событий), а тажке информацию из теменной коры (</text:span><text:span text:style-name="T85">включая </text:span><text:span text:style-name="T79">абстрактную ассоциативную память) и других областей коры </text:span><text:span text:style-name="T80">отвечающих за обработку </text:span><text:span text:style-name="T81">сигналов с рецепторов</text:span><text:span text:style-name="T80"> </text:span><text:span text:style-name="T79">(</text:span><text:span text:style-name="T85">включая </text:span><text:span text:style-name="T79">модальную </text:span><text:span text:style-name="T92">ассоциативную</text:span><text:span text:style-name="T79"> память). </text:span><text:span text:style-name="T92">Функция </text:span><text:span text:style-name="T24">когнитивного контроля</text:span><text:span text:style-name="T92"> состоит из этапов:</text:span></text:p>
      <text:p text:style-name="P33"/>
      <text:list xml:id="list2792935748" text:style-name="L7">
        <text:list-item>
          <text:p text:style-name="P51">самоосознани<text:span text:style-name="T98">я</text:span> (самоидентификаци<text:span text:style-name="T98">и</text:span>)</text:p>
        </text:list-item>
        <text:list-item>
          <text:p text:style-name="P52"><text:span text:style-name="T57">самонаблюдени</text:span><text:span text:style-name="T92">я</text:span><text:span text:style-name="T57"> </text:span><text:span text:style-name="T82">(интроспекци</text:span><text:span text:style-name="T92">и</text:span><text:span text:style-name="T82">)</text:span></text:p>
        </text:list-item>
        <text:list-item>
          <text:p text:style-name="P51">распознавани<text:span text:style-name="T98">я</text:span> (рекогносцировк<text:span text:style-name="T98">и</text:span>)</text:p>
        </text:list-item>
        <text:list-item>
          <text:p text:style-name="P52"><text:span text:style-name="T57">предвидени</text:span><text:span text:style-name="T92">я</text:span><text:span text:style-name="T57"> </text:span><text:span text:style-name="T83">(проспекци</text:span><text:span text:style-name="T92">и</text:span><text:span text:style-name="T83">)</text:span></text:p>
        </text:list-item>
        <text:list-item>
          <text:p text:style-name="P51">целеполагани<text:span text:style-name="T98">я</text:span></text:p>
        </text:list-item>
        <text:list-item>
          <text:p text:style-name="P51">самопрограммировани<text:span text:style-name="T98">я</text:span></text:p>
        </text:list-item>
        <text:list-item>
          <text:p text:style-name="P51">самоконтрол<text:span text:style-name="T98">я</text:span></text:p>
        </text:list-item>
      </text:list>
      <text:list xml:id="list1817155690" text:style-name="L4">
        <text:list-header>
          <text:p text:style-name="P50"/>
        </text:list-header>
      </text:list>
      <text:p text:style-name="P42"><text:span text:style-name="T57">Этап </text:span><text:span text:style-name="T19">самопрограммирования</text:span><text:span text:style-name="T57"> может выражатся в процессе синтеза знаковой информации </text:span><text:span text:style-name="T85">и </text:span><text:span text:style-name="T57">внутренней речи </text:span><text:span text:style-name="T85">(зона Брока)</text:span><text:span text:style-name="T57">, а также оперировании внутренним представлением схемы тела </text:span><text:span text:style-name="T85">(премоторная область лобной доли)</text:span><text:span text:style-name="T57">. </text:span><text:span text:style-name="T84">Конечным результатом действия лобной области коры головного мозга является изменение состояния тела и его поведения (</text:span><text:span text:style-name="T21">самоконтроль</text:span><text:span text:style-name="T84">).</text:span></text:p>
      <text:p text:style-name="P34"/>
      <text:p text:style-name="P43"><text:span text:style-name="T10">П</text:span><text:span text:style-name="T4">оведение человека</text:span><text:span text:style-name="T57"> определяется действием </text:span><text:span text:style-name="T25">7 программ поведения</text:span><text:span text:style-name="T57">:</text:span></text:p>
      <text:p text:style-name="P39"/>
      <text:list xml:id="list4171450832" text:style-name="L5">
        <text:list-item>
          <text:p text:style-name="P53">пищевой</text:p>
        </text:list-item>
        <text:list-item>
          <text:p text:style-name="P53">оборонительной</text:p>
        </text:list-item>
        <text:list-item>
          <text:p text:style-name="P53">половой</text:p>
        </text:list-item>
        <text:list-item>
          <text:p text:style-name="P53">родительской</text:p>
        </text:list-item>
        <text:list-item>
          <text:p text:style-name="P53">социальной</text:p>
        </text:list-item>
        <text:list-item>
          <text:p text:style-name="P54">научно-ислледовательской</text:p>
        </text:list-item>
        <text:list-item>
          <text:p text:style-name="P55">саморазвития</text:p>
        </text:list-item>
      </text:list>
      <text:p text:style-name="P34"/>
      <text:p text:style-name="P17"><text:span text:style-name="T84">В</text:span><text:span text:style-name="T57">се функциональные блоки мозга связаны в единую сеть, </text:span><text:span text:style-name="T19">главным центром</text:span><text:span text:style-name="T57"> которой является </text:span><text:span text:style-name="T25">лобная ассоциативная кора</text:span><text:span text:style-name="T57"> — именно он в конечном счёте определяет поведение человека.</text:span></text:p>
      <text:p text:style-name="P35"/>
      <text:p text:style-name="P18"><text:span text:style-name="T57">В </text:span><text:span text:style-name="T19">процессе индивидуального развития и получения индивидуального жизненного опыта</text:span><text:span text:style-name="T57"> </text:span><text:span text:style-name="T45">увеличивается количество ассоциативных связей</text:span><text:span text:style-name="T57"> в мозгу, растёт его </text:span><text:span text:style-name="T25">индивидуальная</text:span><text:span text:style-name="T57"> </text:span><text:span text:style-name="T51">(</text:span><text:span text:style-name="T52">эмоционально-</text:span><text:span text:style-name="T51">событи</text:span><text:span text:style-name="T52">йная</text:span><text:span text:style-name="T51">) </text:span><text:span text:style-name="T57">и </text:span><text:span text:style-name="T25">ассоциативная</text:span><text:span text:style-name="T57"> </text:span><text:span text:style-name="T86">(</text:span><text:span text:style-name="T92">когнитивно-</text:span><text:span text:style-name="T86">культурная) </text:span><text:span text:style-name="T19">память</text:span><text:span text:style-name="T57">.</text:span></text:p>
      <text:p text:style-name="P36"/>
      <text:p text:style-name="P19"><text:span text:style-name="T25">Развитие памяти</text:span><text:span text:style-name="T57"> сопровождается </text:span><text:span text:style-name="T93">поэтапным</text:span><text:span text:style-name="T57"> развитием </text:span><text:span text:style-name="T25">форм мышления</text:span><text:span text:style-name="T57">:</text:span></text:p>
      <text:p text:style-name="P37"/>
      <text:list xml:id="list2894701774" text:style-name="L6">
        <text:list-item>
          <text:p text:style-name="P56">наглядно-действенного</text:p>
        </text:list-item>
        <text:list-item>
          <text:p text:style-name="P56">наглядно-образного</text:p>
        </text:list-item>
        <text:list-item>
          <text:p text:style-name="P56">ассоциативного</text:p>
        </text:list-item>
        <text:list-item>
          <text:p text:style-name="P56">логического</text:p>
        </text:list-item>
        <text:list-item>
          <text:p text:style-name="P56">диалектико-идеалистического</text:p>
        </text:list-item>
        <text:list-item>
          <text:p text:style-name="P56">диалектико-материалистического</text:p>
        </text:list-item>
        <text:list-item>
          <text:p text:style-name="P56">сценарного</text:p>
        </text:list-item>
      </text:list>
      <text:p text:style-name="P37"/>
      <text:p text:style-name="P20"><text:span text:style-name="T19">Основная обработка</text:span><text:span text:style-name="T57"> информации в мозгу происходит </text:span><text:span text:style-name="T19">в </text:span><text:span text:style-name="T45">состоянии сна</text:span><text:span text:style-name="T19"> в моменты</text:span><text:span text:style-name="T57"> </text:span><text:span text:style-name="T25">сновидений</text:span><text:span text:style-name="T57">. При отсуствии сознательного контроля за данным процессом обработка информации производится в автоматическом режиме!</text:span></text:p>
      <text:p text:style-name="P38"/>
      <text:p text:style-name="P20"><text:span text:style-name="T4">Главный принцип</text:span><text:span text:style-name="T57"> развития мозга: </text:span><text:span text:style-name="T19">«всё что тренируется — развивается»</text:span><text:span text:style-name="T57">. Этот принцип применим для любой функции и программы доступной со стороны сознательного контрол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09:12:12.780627497</meta:creation-date>
    <dc:date>2021-06-01T13:35:00.058787426</dc:date>
    <meta:editing-duration>PT1H49M10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58" meta:word-count="896" meta:character-count="7824" meta:non-whitespace-character-count="6985"/>
  </office:meta>
</office:document-meta>
</file>